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9_07-35-59_000.jpg</text:p>
          </table:table-cell>
          <table:table-cell table:style-name="ce15" office:value-type="string">
            <text:p>:m 東和 PHOTO / 191125m / 新高円寺駅 / 新高円寺プロジェクト / １名 / ホクシン設備（合田工務店） / 日誌</text:p>
          </table:table-cell>
          <table:table-cell table:style-name="ce3"/>
          <table:table-cell table:style-name="ce3"/>
          <table:table-cell table:style-name="ce3" office:value-type="string">
            <text:p>N-35-35-28.48 E-139-34-49.16</text:p>
          </table:table-cell>
          <table:table-cell table:style-name="ce29" table:formula="of:=IF([.E2]=&quot;&quot;;[.C2];CONCATENATE([.C2];&quot; / &quot;;[.E2]))" office:value-type="string" office:string-value=":m 東和 PHOTO / 191125m / 新高円寺駅 / 新高円寺プロジェクト / １名 / ホクシン設備（合田工務店） / 日誌">
            <text:p>:m 東和 PHOTO / 191125m / 新高円寺駅 / 新高円寺プロジェクト / １名 / ホクシン設備（合田工務店） / 日誌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29_08-00-46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2 E-139-34-49.71</text:p>
          </table:table-cell>
          <table:table-cell table:style-name="ce29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1-29_10-22-36_000.jpg</text:p>
          </table:table-cell>
          <table:table-cell table:style-name="ce19" office:value-type="string">
            <text:p>:m 食べた物</text:p>
          </table:table-cell>
          <table:table-cell table:style-name="ce22"/>
          <table:table-cell table:style-name="ce3"/>
          <table:table-cell table:style-name="ce3" office:value-type="string">
            <text:p>N-35-35-28.38 E-139-34-49.71</text:p>
          </table:table-cell>
          <table:table-cell table:style-name="ce2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29_16-39-01_000.jpg</text:p>
          </table:table-cell>
          <table:table-cell table:style-name="ce19" office:value-type="string">
            <text:p>JVEMV6 58#2 / 58. co2 capture / 捕获技术、計算、１年当たりの捕獲量、必要面積</text:p>
          </table:table-cell>
          <table:table-cell table:style-name="ce21"/>
          <table:table-cell table:style-name="ce3"/>
          <table:table-cell table:style-name="ce3" office:value-type="string">
            <text:p>N-35-35-28.09 E-139-34-49.49</text:p>
          </table:table-cell>
          <table:table-cell table:style-name="ce29" table:formula="of:=IF([.E5]=&quot;&quot;;[.C5];CONCATENATE([.C5];&quot; / &quot;;[.E5]))" office:value-type="string" office:string-value="JVEMV6 58#2 / 58. co2 capture / 捕获技术、計算、１年当たりの捕獲量、必要面積">
            <text:p>JVEMV6 58#2 / 58. co2 capture / 捕获技术、計算、１年当たりの捕獲量、必要面積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1-29_18-17-07_000.jpg</text:p>
          </table:table-cell>
          <table:table-cell table:style-name="ce19" office:value-type="string">
            <text:p>:m music / log / gt / || s.1:memo,m-1,orig=g-1127-s1,open-arpeggio,tune=KAKI-1,patt.n || s.2:f-92.n,i.f.=m-1,t.85,R=1 || s.3:et-6,for=flamenco,patt-16:rev,t.75,patt-15:v-1.n || s.4:et-1,patt,patt-4.n,for=tapping,R=2</text:p>
          </table:table-cell>
          <table:table-cell table:style-name="ce21"/>
          <table:table-cell table:style-name="ce3"/>
          <table:table-cell table:style-name="ce3" office:value-type="string">
            <text:p>N-35-35-28.02 E-139-34-49.54</text:p>
          </table:table-cell>
          <table:table-cell table:style-name="ce29" table:formula="of:=IF([.E6]=&quot;&quot;;[.C6];CONCATENATE([.C6];&quot; / &quot;;[.E6]))" office:value-type="string" office:string-value=":m music / log / gt / || s.1:memo,m-1,orig=g-1127-s1,open-arpeggio,tune=KAKI-1,patt.n || s.2:f-92.n,i.f.=m-1,t.85,R=1 || s.3:et-6,for=flamenco,patt-16:rev,t.75,patt-15:v-1.n || s.4:et-1,patt,patt-4.n,for=tapping,R=2">
            <text:p>:m music / log / gt / || s.1:memo,m-1,orig=g-1127-s1,open-arpeggio,tune=KAKI-1,patt.n || s.2:f-92.n,i.f.=m-1,t.85,R=1 || s.3:et-6,for=flamenco,patt-16:rev,t.75,patt-15:v-1.n || s.4:et-1,patt,patt-4.n,for=tapping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1-29_20-54-42_000.jpg</text:p>
          </table:table-cell>
          <table:table-cell table:style-name="ce19" office:value-type="string">
            <text:p>:m 食べた物</text:p>
          </table:table-cell>
          <table:table-cell table:style-name="ce12"/>
          <table:table-cell table:style-name="ce3"/>
          <table:table-cell table:style-name="ce3" office:value-type="string">
            <text:p>N-35-35-28.41 E-139-34-49.65</text:p>
          </table:table-cell>
          <table:table-cell table:style-name="ce29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1-30_00-30-22_000.jpg</text:p>
          </table:table-cell>
          <table:table-cell table:style-name="ce15" office:value-type="string">
            <text:p>:m :PHOTO 寝た時刻 / 2019</text:p>
          </table:table-cell>
          <table:table-cell table:style-name="ce14"/>
          <table:table-cell table:style-name="ce3"/>
          <table:table-cell table:style-name="ce3" office:value-type="string">
            <text:p>N-35-35-28.29 E-139-34-49.38</text:p>
          </table:table-cell>
          <table:table-cell table:style-name="ce29" table:formula="of:=IF([.E8]=&quot;&quot;;[.C8];CONCATENATE([.C8];&quot; / &quot;;[.E8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1-30_05-39-20_000.jpg</text:p>
          </table:table-cell>
          <table:table-cell table:style-name="ce14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42 E-139-34-49.43</text:p>
          </table:table-cell>
          <table:table-cell table:style-name="ce29" table:formula="of:=IF([.E9]=&quot;&quot;;[.C9];CONCATENATE([.C9];&quot; / &quot;;[.E9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9]+1" office:value-type="float" office:value="9">
            <text:p>9</text:p>
          </table:table-cell>
          <table:table-cell table:style-name="ce3" office:value-type="string">
            <text:p>2019-09-16_15-13-25_000.m4a</text:p>
          </table:table-cell>
          <table:table-cell table:style-name="ce14" office:value-type="string">
            <text:p>:VOICE-MEMO / @自室 / 記録 / guitar,gt / g-0916-1 / </text:p>
          </table:table-cell>
          <table:table-cell table:style-name="ce15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室 / 記録 / guitar,gt / g-0916-1 / ">
            <text:p>:VOICE-MEMO / @自室 / 記録 / guitar,gt / g-0916-1 / 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0]+1" office:value-type="float" office:value="10">
            <text:p>10</text:p>
          </table:table-cell>
          <table:table-cell table:style-name="ce3" office:value-type="string">
            <text:p>2019-11-29_17-18-49_000.mov</text:p>
          </table:table-cell>
          <table:table-cell table:style-name="ce6" office:value-type="string">
            <text:p>:VIDEO / @自宅 / メモ / guitar,gt / 演奏、play / g-1129-1 / f-92.n I.f.=m-1,t.85,R=1</text:p>
          </table:table-cell>
          <table:table-cell table:style-name="ce12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IDEO / @自宅 / メモ / guitar,gt / 演奏、play / g-1129-1 / f-92.n I.f.=m-1,t.85,R=1">
            <text:p>:VIDEO / @自宅 / メモ / guitar,gt / 演奏、play / g-1129-1 / f-92.n I.f.=m-1,t.85,R=1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11-29_18-02-47_000.mov</text:p>
          </table:table-cell>
          <table:table-cell table:style-name="ce6" office:value-type="string">
            <text:p>:VIDEO / @自宅 / メモ / guitar,gt / 演奏、play / g-1129-2 / et-1 patt,patt-4.n,for=tapping,R=2</text:p>
          </table:table-cell>
          <table:table-cell table:style-name="ce14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IDEO / @自宅 / メモ / guitar,gt / 演奏、play / g-1129-2 / et-1 patt,patt-4.n,for=tapping,R=2">
            <text:p>:VIDEO / @自宅 / メモ / guitar,gt / 演奏、play / g-1129-2 / et-1 patt,patt-4.n,for=tapping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29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9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9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9" table:formula="of:=IF([.E18]=&quot;&quot;;[.C18];CONCATENATE([.C18];&quot; / &quot;;[.E1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2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12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2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3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12">
            <text:p>1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5" office:value-type="float" office:value="12">
            <text:p>12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6" table:formula="of:=COUNTIF([.$C$2:.$C12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6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6" table:formula="of:=COUNTA([.$B$2:.$B12])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6" table:formula="of:=COUNTIF([.$C$2:.$C1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6" table:formula="of:=COUNTIF([.$C$2:.$C12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6" table:formula="of:=COUNTIF([.$C$2:.$C1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6" table:formula="of:=COUNTIF([.$C$2:.$C12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12];[.B1212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6" table:formula="of:=COUNTIF([.$C$2:.$C12];[.B12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6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6" table:formula="of:=COUNTIF([.$C$2:.$C1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90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736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2019/11/30</text:date>, <text:time>08:10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30T08:10:33.17</dc:date>
    <dc:creator>iwabuchi ken</dc:creator>
    <meta:editing-duration>P13DT20H15M27S</meta:editing-duration>
    <meta:editing-cycles>5605</meta:editing-cycles>
    <meta:document-statistic meta:table-count="1" meta:cell-count="728" meta:object-count="0"/>
  </office:meta>
</office:document-meta>
</file>